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999cm" fo:margin-left="0.002cm" fo:margin-top="0cm" fo:margin-bottom="0cm" table:align="left" style:writing-mode="page"/>
    </style:style>
    <style:style style:name="Table1.A" style:family="table-column">
      <style:table-column-properties style:column-width="4.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2e4057" fo:padding-left="0.212cm" fo:padding-right="0.212cm" fo:padding-top="0.141cm" fo:padding-bottom="0.141cm" fo:border="0.1pt solid #666666">
        <style:background-image/>
      </style:table-cell-properties>
    </style:style>
    <style:style style:name="Table1.B2" style:family="table-cell">
      <style:table-cell-properties style:vertical-align=""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Table1.A8" style:family="table-cell">
      <style:table-cell-properties style:vertical-align="" fo:background-color="#4472c4" fo:padding-left="0.212cm" fo:padding-right="0.212cm" fo:padding-top="0.141cm" fo:padding-bottom="0.141cm" fo:border="0.1pt solid #666666">
        <style:background-image/>
      </style:table-cell-properties>
    </style:style>
    <style:style style:name="Table1.A9" style:family="table-cell">
      <style:table-cell-properties style:vertical-align="" fo:background-color="#d9e2f3" fo:padding-left="0.212cm" fo:padding-right="0.212cm" fo:padding-top="0.141cm" fo:padding-bottom="0.141cm" fo:border="0.1pt solid #aaaaaa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P3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officeooo:paragraph-rsid="00135728" style:font-name-asian="Arial1" style:font-size-asian="8pt" style:font-weight-asian="normal" style:font-name-complex="Arial1" style:font-size-complex="8pt" style:font-weight-complex="normal"/>
    </style:style>
    <style:style style:name="P4" style:family="paragraph" style:parent-style-name="Standard">
      <style:paragraph-properties fo:margin-top="0.053cm" fo:margin-bottom="0.053cm" style:contextual-spacing="false"/>
      <style:text-properties style:font-name="Arial" fo:font-size="9pt" style:font-name-asian="Arial1" style:font-size-asian="9pt" style:font-name-complex="Arial1" style:font-size-complex="9pt"/>
    </style:style>
    <style:style style:name="P5" style:family="paragraph" style:parent-style-name="List_20_Paragraph" style:list-style-name="WWNum2">
      <style:paragraph-properties fo:margin-top="0.035cm" fo:margin-bottom="0.035cm" style:contextual-spacing="false"/>
      <style:text-properties style:font-name="Arial" fo:font-size="9pt" style:font-name-asian="Arial1" style:font-size-asian="9pt" style:font-name-complex="Arial1" style:font-size-complex="9pt"/>
    </style:style>
    <style:style style:name="T1" style:family="text">
      <style:text-properties officeooo:rsid="001be1a6"/>
    </style:style>
    <style:style style:name="T2" style:family="text">
      <style:text-properties officeooo:rsid="001357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 table:style-name="Table1.1">
          <table:table-cell table:style-name="Table1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CICLO FORMATIVO</text:p>
          </table:table-cell>
          <table:table-cell table:style-name="Table1.B2" office:value-type="string">
            <text:p text:style-name="P2">Técnico en Sistemas Microinformáticos y Redes (SMR) – CFGM</text:p>
          </table:table-cell>
          <table:table-cell table:style-name="Table1.A1" office:value-type="string">
            <text:p text:style-name="P1">CURSO</text:p>
          </table:table-cell>
          <table:table-cell table:style-name="Table1.B2" office:value-type="string">
            <text:p text:style-name="P2">2.º curso</text:p>
          </table:table-cell>
        </table:table-row>
        <table:table-row table:style-name="Table1.1">
          <table:table-cell table:style-name="Table1.A1" office:value-type="string">
            <text:p text:style-name="P1">TÍTULO</text:p>
          </table:table-cell>
          <table:table-cell table:style-name="Table1.B2" table:number-columns-spanned="3" office:value-type="string">
            <text:p text:style-name="P2">Sistemas Operativos en Red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CÓDIGO UP</text:p>
          </table:table-cell>
          <table:table-cell table:style-name="Table1.B2" office:value-type="string">
            <text:p text:style-name="P2">UP06_LS03</text:p>
          </table:table-cell>
          <table:table-cell table:style-name="Table1.A1" office:value-type="string">
            <text:p text:style-name="P1">MÓDULO</text:p>
          </table:table-cell>
          <table:table-cell table:style-name="Table1.B2" office:value-type="string">
            <text:p text:style-name="P2">0224 – Sistemas Operativos en Red</text:p>
          </table:table-cell>
        </table:table-row>
        <table:table-row table:style-name="Table1.1">
          <table:table-cell table:style-name="Table1.A1" office:value-type="string">
            <text:p text:style-name="P1">DESCRIPCIÓN</text:p>
          </table:table-cell>
          <table:table-cell table:style-name="Table1.B2" table:number-columns-spanned="3" office:value-type="string">
            <text:p text:style-name="P2">Monitorización remota de servidores mediante herramientas gráficas. Instalación y configuración de Netdata en Ubuntu Server para supervisión en tiempo real vía web. Configuración de alertas básicas. Escenario integrador de monitorización del entorno completo (servidor Ubuntu + servicios LDAP y SSH) con generación de informe de incidencias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HORAS</text:p>
          </table:table-cell>
          <table:table-cell table:style-name="Table1.B2" office:value-type="string">
            <text:p text:style-name="P2">4</text:p>
          </table:table-cell>
          <table:table-cell table:style-name="Table1.A1" office:value-type="string">
            <text:p text:style-name="P1">TEMPORALIZACIÓN</text:p>
          </table:table-cell>
          <table:table-cell table:style-name="Table1.B2" office:value-type="string">
            <text:p text:style-name="P3">2.do trimestre – semana <text:span text:style-name="T1">2</text:span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P1">PCCF</text:p>
          </table:table-cell>
          <table:table-cell table:style-name="Table1.B2" table:number-columns-spanned="3" office:value-type="string">
            <text:p text:style-name="P4">Marco normativo aplicable (curso 2025-26, Comunitat Valenciana):</text:p>
            <text:p text:style-name="P4">· LO 3/2022, de 31 de marzo (LOIFP)</text:p>
            <text:p text:style-name="P4">· RD 659/2023, de 18 de julio</text:p>
            <text:p text:style-name="P4">· RD 1691/2007, de 14 de diciembre, modificado por RD 499/2024, de 21 de mayo</text:p>
            <text:p text:style-name="P4">· Decreto 114/2025, de 29 de julio, del Consell (DOGV 04.08.2025)</text:p>
            <text:p text:style-name="P4">· Resolución de 17 de julio de 2025 (instrucciones 2025-26 GVA)</text:p>
            <text:p text:style-name="P4">Estándares de competencia: UC0219_2 · UC0958_2 · UC0959_2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1">RESULTADOS DE APRENDIZAJE (RA)</text:p>
          </table:table-cell>
          <table:covered-table-cell/>
          <table:table-cell table:style-name="Table1.A8" table:number-columns-spanned="2" office:value-type="string">
            <text:p text:style-name="P1">CRITERIOS DE EVALUACIÓN (CE)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4">RA5 – Realiza tareas de monitorización y uso del sistema operativo en red, describiendo las herramientas utilizadas e identificando las principales incidencias.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5">f) Se han descrito los procesos de monitorización y uso del sistema.</text:p>
              </text:list-item>
              <text:list-item>
                <text:p text:style-name="P5">g) Se han detectado y resuelto las incidencias producidas en la monitorización y uso del sistema.</text:p>
              </text:list-item>
              <text:list-item>
                <text:p text:style-name="P5">h) Se han utilizado herramientas de administración remota para gestionar el sistema.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1">COMPETENCIAS PROFESIONALES</text:p>
          </table:table-cell>
          <table:covered-table-cell/>
          <table:table-cell table:style-name="Table1.A8" table:number-columns-spanned="2" office:value-type="string">
            <text:p text:style-name="P1">COMPETENCIAS PARA LA OCUPACIÓN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5">b) Instalar y configurar sistemas operativos y aplicaciones informáticas, asegurando su funcionamiento en condiciones de calidad y seguridad.</text:p>
              </text:list-item>
              <text:list-item>
                <text:p text:style-name="P5">f) Instalar, configurar y mantener servicios multiusuario, aplicaciones y dispositivos compartidos en un entorno de red local, atendiendo a las necesidades y requerimientos especificados.</text:p>
              </text:list-item>
              <text:list-item>
                <text:p text:style-name="P5">g) Ejecutar procedimientos de administración y control de sistemas microinformáticos y redes locales, registrando las incidencias y realizando las tareas necesarias para asegurar el correcto funcionamiento del sistema.</text:p>
              </text:list-item>
              <text:list-item>
                <text:p text:style-name="P5">h) Mantener sistemas microinformáticos y redes locales, sustituyendo, actualizando y ajustando sus componentes, para asegurar el rendimiento del sistema en condiciones de calidad y seguridad.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5">· Técnico instalador-reparador de equipos informáticos.</text:p>
              </text:list-item>
              <text:list-item>
                <text:p text:style-name="P5">· Técnico de soporte informático.</text:p>
              </text:list-item>
              <text:list-item>
                <text:p text:style-name="P5">· Técnico de redes de datos.</text:p>
              </text:list-item>
              <text:list-item>
                <text:p text:style-name="P5">· Operador de sistemas.</text:p>
              </text:list-item>
            </text:list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1">ORGANIZACIÓN CONTENIDOS</text:p>
          </table:table-cell>
          <table:covered-table-cell/>
          <table:table-cell table:style-name="Table1.A8" table:number-columns-spanned="2" office:value-type="string">
            <text:p text:style-name="P1">RECURSOS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5">1. Monitorización remota: conceptos, arquitecturas agente/servidor y herramientas disponibles.</text:p>
              </text:list-item>
              <text:list-item>
                <text:p text:style-name="P5">2. Netdata: características, instalación en Ubuntu Server y acceso al dashboard web.</text:p>
              </text:list-item>
              <text:list-item>
                <text:p text:style-name="P5">3. Dashboard Netdata: secciones de CPU, memoria, disco, red y procesos.</text:p>
              </text:list-item>
              <text:list-item>
                <text:p text:style-name="P5">4. Configuración de alertas en Netdata: /etc/netdata/health.d/ y niveles warning/critical.</text:p>
              </text:list-item>
              <text:list-item>
                <text:p text:style-name="P5"><text:soft-page-break/>5. Acceso remoto al dashboard desde cliente: navegador y túnel SSH (-L).</text:p>
              </text:list-item>
              <text:list-item>
                <text:p text:style-name="P5">6. Integración con los servicios del entorno: monitorización de slapd y sshd.</text:p>
              </text:list-item>
              <text:list-item>
                <text:p text:style-name="P5">7. Generación de informes de incidencias: capturas, descripción y resolución.</text:p>
              </text:list-item>
              <text:list-item>
                <text:p text:style-name="P5">8. Comparativa de herramientas: Netdata vs. Nagios Core vs. Zabbix (visión general).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5">Aula de informática con VirtualBox / Hyper-V.</text:p>
              </text:list-item>
              <text:list-item>
                <text:p text:style-name="P5">VM: Ubuntu Server 20.04 LTS (continuación UP05).</text:p>
              </text:list-item>
              <text:list-item>
                <text:p text:style-name="P5">Pizarra digital / proyector.</text:p>
              </text:list-item>
              <text:list-item>
                <text:p text:style-name="P5">Fichas de prácticas guiadas.</text:p>
              </text:list-item>
              <text:list-item>
                <text:p text:style-name="P5">Paquete: Netdata (instalación vía script oficial o repositorio).</text:p>
              </text:list-item>
              <text:list-item>
                <text:p text:style-name="P5">Navegador web en cliente para acceso al dashboard.</text:p>
              </text:list-item>
              <text:list-item>
                <text:p text:style-name="P5">Documentación Netdata: learn.netdata.cloud.</text:p>
              </text:list-item>
            </text:list>
          </table:table-cell>
          <table:covered-table-cell/>
        </table:table-row>
        <table:table-row table:style-name="Table1.1">
          <table:table-cell table:style-name="Table1.A8" office:value-type="string">
            <text:p text:style-name="P1">SECUENCIA (FASES)</text:p>
          </table:table-cell>
          <table:table-cell table:style-name="Table1.A8" office:value-type="string">
            <text:p text:style-name="P1">EVALUACIÓN</text:p>
          </table:table-cell>
          <table:table-cell table:style-name="Table1.A8" office:value-type="string">
            <text:p text:style-name="P1">METODOLOGÍA</text:p>
          </table:table-cell>
          <table:table-cell table:style-name="Table1.A8" office:value-type="string">
            <text:p text:style-name="P1">ADAPTACIONES</text:p>
          </table:table-cell>
        </table:table-row>
        <table:table-row table:style-name="Table1.1">
          <table:table-cell table:style-name="Table1.B2" office:value-type="string">
            <text:list text:continue-numbering="true" text:style-name="WWNum2">
              <text:list-item>
                <text:p text:style-name="P5">1. Activación inicial: repaso integrador de métricas (LS01) y logs (LS02).</text:p>
              </text:list-item>
              <text:list-item>
                <text:p text:style-name="P5">2. Exposición teórica: monitorización remota, arquitecturas y comparativa de herramientas.</text:p>
              </text:list-item>
              <text:list-item>
                <text:p text:style-name="P5">3. Demostración guiada: instalación de Netdata y exploración del dashboard.</text:p>
              </text:list-item>
              <text:list-item>
                <text:p text:style-name="P5">4. Práctica autónoma: configuración de alertas + escenario de carga con análisis remoto.</text:p>
              </text:list-item>
              <text:list-item>
                <text:p text:style-name="P5">5. Elaboración del informe integrador de incidencias; puesta en común.</text:p>
              </text:list-item>
              <text:list-item>
                <text:p text:style-name="P5">6. Evaluación de la unidad y del tema (RA5 completo).</text:p>
              </text:list-item>
            </text:list>
          </table:table-cell>
          <table:table-cell table:style-name="Table1.B2" office:value-type="string">
            <text:p text:style-name="P4">Instrumentos:</text:p>
            <text:p text:style-name="P4">· Práctica calificada: Netdata instalado, alertas configuradas y escenario analizado (50 %).</text:p>
            <text:p text:style-name="P4">· Informe integrador de incidencias (métricas + logs + herramienta remota) (40 %).</text:p>
            <text:p text:style-name="P4">· Observación directa / actitud (10 %).</text:p>
            <text:p text:style-name="P4">Mínimo: dashboard Netdata accesible desde cliente con al menos una alerta activa configurada.</text:p>
          </table:table-cell>
          <table:table-cell table:style-name="Table1.B2" office:value-type="string">
            <text:list text:continue-numbering="true" text:style-name="WWNum2">
              <text:list-item>
                <text:p text:style-name="P5">Aprendizaje basado en proyectos (ABP): escenario integrador de administración de sistemas.</text:p>
              </text:list-item>
              <text:list-item>
                <text:p text:style-name="P5">Clase expositiva breve + demostración en tiempo real.</text:p>
              </text:list-item>
              <text:list-item>
                <text:p text:style-name="P5">Trabajo individual en máquina virtual.</text:p>
              </text:list-item>
              <text:list-item>
                <text:p text:style-name="P5">Elaboración de informe técnico integrador.</text:p>
              </text:list-item>
              <text:list-item>
                <text:p text:style-name="P5">Resolución colaborativa de incidencias.</text:p>
              </text:list-item>
            </text:list>
          </table:table-cell>
          <table:table-cell table:style-name="Table1.B2" office:value-type="string">
            <text:list text:continue-numbering="true" text:style-name="WWNum2">
              <text:list-item>
                <text:p text:style-name="P5">Netdata preinstalado en VM para alumnado con dificultades.</text:p>
              </text:list-item>
              <text:list-item>
                <text:p text:style-name="P5">Ampliación: configuración de notificaciones por correo en Netdata y exploración de Zabbix.</text:p>
              </text:list-item>
              <text:list-item>
                <text:p text:style-name="P5">Agrupamientos flexibles durante la práctica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388cm" fo:margin-left="0.635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4-20T07:43:38.107000000</meta:creation-date>
    <dc:date>2026-04-23T09:00:30.441012756</dc:date>
    <meta:generator>LibreOffice/24.2.7.2$Linux_X86_64 LibreOffice_project/420$Build-2</meta:generator>
    <meta:editing-duration>PT7M21S</meta:editing-duration>
    <meta:document-statistic meta:table-count="1" meta:image-count="0" meta:object-count="0" meta:page-count="2" meta:paragraph-count="82" meta:word-count="691" meta:character-count="4711" meta:non-whitespace-character-count="4138"/>
  </office:meta>
</office:document-meta>
</file>